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248" officeooo:paragraph-rsid="001fe248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219c1" officeooo:paragraph-rsid="002219c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3bf18" officeooo:paragraph-rsid="0023bf1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765de" officeooo:paragraph-rsid="002765d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aac68" officeooo:paragraph-rsid="002aac6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db29f" officeooo:paragraph-rsid="002db29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2e3ed" officeooo:paragraph-rsid="0032e3e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47359" officeooo:paragraph-rsid="00347359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349b88" officeooo:paragraph-rsid="00349b88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36d124" officeooo:paragraph-rsid="0036d124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3b4220" officeooo:paragraph-rsid="003b4220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4fdcfe" officeooo:paragraph-rsid="004fdcfe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5f7c01" officeooo:paragraph-rsid="005f7c01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6111ba" officeooo:paragraph-rsid="006111ba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6111ba" officeooo:paragraph-rsid="0062de6f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6111ba" officeooo:paragraph-rsid="006674e1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6111ba" officeooo:paragraph-rsid="006a640e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6111ba" officeooo:paragraph-rsid="0070099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6111ba" officeooo:paragraph-rsid="006111ba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36d124" officeooo:paragraph-rsid="0036d124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37dce6" officeooo:paragraph-rsid="0037dce6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39a180" officeooo:paragraph-rsid="0039a180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3a6e7d" officeooo:paragraph-rsid="003a6e7d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3d0c14" officeooo:paragraph-rsid="003d0c14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3f6616" officeooo:paragraph-rsid="003f6616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492407" officeooo:paragraph-rsid="00492407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4540d9" officeooo:paragraph-rsid="004540d9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4b9e96" officeooo:paragraph-rsid="004b9e96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473fbc" officeooo:paragraph-rsid="00473fbc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5f7c01" officeooo:paragraph-rsid="005f7c01" style:font-weight-asian="normal" style:font-weight-complex="normal"/>
    </style:style>
    <style:style style:name="P31" style:family="paragraph" style:list-style-name="L1"/>
    <style:style style:name="T1" style:family="text">
      <style:text-properties officeooo:rsid="0024d0bf"/>
    </style:style>
    <style:style style:name="T2" style:family="text">
      <style:text-properties officeooo:rsid="00290a70"/>
    </style:style>
    <style:style style:name="T3" style:family="text">
      <style:text-properties officeooo:rsid="002c73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0fdfe" style:font-weight-asian="normal" style:font-weight-complex="normal"/>
    </style:style>
    <style:style style:name="T6" style:family="text">
      <style:text-properties fo:font-weight="normal" officeooo:rsid="0062de6f" style:font-weight-asian="normal" style:font-weight-complex="normal"/>
    </style:style>
    <style:style style:name="T7" style:family="text">
      <style:text-properties fo:font-weight="normal" officeooo:rsid="00651dd4" style:font-weight-asian="normal" style:font-weight-complex="normal"/>
    </style:style>
    <style:style style:name="T8" style:family="text">
      <style:text-properties fo:font-weight="normal" officeooo:rsid="006674e1" style:font-weight-asian="normal" style:font-weight-complex="normal"/>
    </style:style>
    <style:style style:name="T9" style:family="text">
      <style:text-properties fo:font-weight="normal" officeooo:rsid="0067e760" style:font-weight-asian="normal" style:font-weight-complex="normal"/>
    </style:style>
    <style:style style:name="T10" style:family="text">
      <style:text-properties fo:font-weight="normal" officeooo:rsid="006930fe" style:font-weight-asian="normal" style:font-weight-complex="normal"/>
    </style:style>
    <style:style style:name="T11" style:family="text">
      <style:text-properties fo:font-weight="normal" officeooo:rsid="006a640e" style:font-weight-asian="normal" style:font-weight-complex="normal"/>
    </style:style>
    <style:style style:name="T12" style:family="text">
      <style:text-properties fo:font-weight="normal" officeooo:rsid="0070099e" style:font-weight-asian="normal" style:font-weight-complex="normal"/>
    </style:style>
    <style:style style:name="T13" style:family="text">
      <style:text-properties fo:font-weight="normal" officeooo:rsid="006111ba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d931a" style:font-weight-asian="bold" style:font-weight-complex="bold"/>
    </style:style>
    <style:style style:name="T16" style:family="text">
      <style:text-properties fo:font-weight="bold" officeooo:rsid="006111ba" style:font-weight-asian="bold" style:font-weight-complex="bold"/>
    </style:style>
    <style:style style:name="T17" style:family="text">
      <style:text-properties fo:font-weight="bold" officeooo:rsid="0070099e" style:font-weight-asian="bold" style:font-weight-complex="bold"/>
    </style:style>
    <style:style style:name="T18" style:family="text">
      <style:text-properties officeooo:rsid="0040bb3c"/>
    </style:style>
    <style:style style:name="T19" style:family="text">
      <style:text-properties officeooo:rsid="0042468d"/>
    </style:style>
    <style:style style:name="T20" style:family="text">
      <style:text-properties officeooo:rsid="00440b32"/>
    </style:style>
    <style:style style:name="T21" style:family="text">
      <style:text-properties officeooo:rsid="0070099e"/>
    </style:style>
    <style:style style:name="T22" style:family="text">
      <style:text-properties style:text-position="super 58%" fo:font-weight="bold" officeooo:rsid="0070099e" style:font-weight-asian="bold" style:font-weight-complex="bold"/>
    </style:style>
    <style:style style:name="T2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9</text:p>
      <text:p text:style-name="P1"/>
      <text:list xml:id="list2816020820" text:style-name="L1">
        <text:list-item>
          <text:p text:style-name="P2">Make sure to know difference between osteoblasts and osteoclasts, <text:span text:style-name="T1">will be a T/F on the exam </text:span><text:s/></text:p>
          <text:list>
            <text:list-item>
              <text:p text:style-name="P2">Osteoblasts – bone forming cells </text:p>
            </text:list-item>
            <text:list-item>
              <text:p text:style-name="P2">Osteoclasts – bone-reabsorbing cells </text:p>
              <text:list>
                <text:list-item>
                  <text:p text:style-name="P3">Absorb damaged cells so that the healing process can begin </text:p>
                </text:list-item>
              </text:list>
            </text:list-item>
          </text:list>
        </text:list-item>
        <text:list-item>
          <text:p text:style-name="P4">Immediately following a bone damage, the body starts to repair the injury</text:p>
          <text:list>
            <text:list-item>
              <text:p text:style-name="P4">First response is to flood the injured site with natural painkillers called <text:span text:style-name="T2">endorphins </text:span><text:s/></text:p>
            </text:list-item>
            <text:list-item>
              <text:p text:style-name="P5">Process: inflammation, soft callus (<text:span text:style-name="T3">cell division and growth of new blood vessels)</text:span>, hard callus (new bone cells start to develop), remodeling</text:p>
              <text:list>
                <text:list-item>
                  <text:p text:style-name="P6">Bone is only tissue to heal without a scar </text:p>
                </text:list-item>
              </text:list>
            </text:list-item>
          </text:list>
        </text:list-item>
        <text:list-item>
          <text:p text:style-name="P7">We need to know ball and socket, hinge, and pivot joints </text:p>
          <text:list>
            <text:list-item>
              <text:p text:style-name="P8">Ball and socket enable rotation in the arms and legs </text:p>
            </text:list-item>
            <text:list-item>
              <text:p text:style-name="P8">Hinge in the elbows and knees permit movement in a single plane </text:p>
            </text:list-item>
            <text:list-item>
              <text:p text:style-name="P8">Pivot enable rotation of the forearm at the elbow </text:p>
            </text:list-item>
            <text:list-item>
              <text:p text:style-name="P9">Look at Figures of Interest for pictures </text:p>
            </text:list-item>
          </text:list>
        </text:list-item>
        <text:list-item>
          <text:p text:style-name="P20">Muscles</text:p>
          <text:list>
            <text:list-item>
              <text:p text:style-name="P10"><text:span text:style-name="T4">Connected to bone by </text:span>tendons </text:p>
            </text:list-item>
            <text:list-item>
              <text:p text:style-name="P21">Can only contract</text:p>
            </text:list-item>
            <text:list-item>
              <text:p text:style-name="P21">Require an antagonistic muscle to reverse the action and re-lengthen muscles </text:p>
            </text:list-item>
          </text:list>
        </text:list-item>
        <text:list-item>
          <text:p text:style-name="P22">Sarcomere </text:p>
          <text:list>
            <text:list-item>
              <text:p text:style-name="P22">We should know the Z-Line, actin, and myosin </text:p>
              <text:list>
                <text:list-item>
                  <text:p text:style-name="P23">Actin and myosin do not change length, only position relative to one another changes </text:p>
                </text:list-item>
              </text:list>
            </text:list-item>
          </text:list>
        </text:list-item>
        <text:list-item>
          <text:p text:style-name="P11"><text:span text:style-name="T4">Look at Figures of Interest for </text:span>Steps of Muscle Contraction <text:span text:style-name="T20">pictures </text:span></text:p>
          <text:list>
            <text:list-item>
              <text:p text:style-name="P24"><text:span text:style-name="T18">1) </text:span>Binds to ATP</text:p>
            </text:list-item>
            <text:list-item>
              <text:p text:style-name="P24"><text:span text:style-name="T18">2) ATP releases energy and e</text:span>nergizes myosin head</text:p>
            </text:list-item>
            <text:list-item>
              <text:p text:style-name="P24"><text:span text:style-name="T18">3) </text:span>Forms cross bridges with action</text:p>
            </text:list-item>
            <text:list-item>
              <text:p text:style-name="P24"><text:span text:style-name="T19">4) </text:span>Rotation of cross bridge = power stroke </text:p>
            </text:list-item>
            <text:list-item>
              <text:p text:style-name="P25"><text:span text:style-name="T19">5) </text:span>Detachment from actin; repeat </text:p>
            </text:list-item>
          </text:list>
        </text:list-item>
        <text:list-item>
          <text:p text:style-name="P26">Motor neurons stimulate muscle contraction </text:p>
          <text:list>
            <text:list-item>
              <text:p text:style-name="P27">A motor neuron </text:p>
              <text:list>
                <text:list-item>
                  <text:p text:style-name="P27">Carries an action potential to a muscle cell</text:p>
                  <text:list>
                    <text:list-item>
                      <text:p text:style-name="P27">Neurons and muscle tissue conduct electrical current by moving ions across cellular membranes </text:p>
                    </text:list-item>
                  </text:list>
                </text:list-item>
                <text:list-item>
                  <text:p text:style-name="P28">Releases the neurotransmitter <text:span text:style-name="T14">acetyl</text:span><text:span text:style-name="T15">c</text:span><text:span text:style-name="T14">holine</text:span> from its synaptic terminal</text:p>
                </text:list-item>
                <text:list-item>
                  <text:p text:style-name="P28">Initiates a muscle contraction </text:p>
                </text:list-item>
              </text:list>
            </text:list-item>
            <text:list-item>
              <text:p text:style-name="P29">One synapse generally controls an entire muscle fiber</text:p>
              <text:list>
                <text:list-item>
                  <text:p text:style-name="P29">One motor neuron usually controls several adjacent muscle fibers</text:p>
                </text:list-item>
                <text:list-item>
                  <text:p text:style-name="P29">Group of fibers under the control of a single motor neuron is known as a motor unit </text:p>
                  <text:list>
                    <text:list-item>
                      <text:p text:style-name="P12">Check Figures of Interest for Motor Unit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Muscle Twitches</text:p>
          <text:list>
            <text:list-item>
              <text:p text:style-name="P30">Fast-twitch fibers = cycle myosin movement faster and generate more power, but for shorter stretches </text:p>
              <text:list>
                <text:list-item>
                  <text:p text:style-name="P30">“White meat” = furious contractions (i.e. wings of chickens)</text:p>
                </text:list-item>
              </text:list>
            </text:list-item>
            <text:list-item>
              <text:p text:style-name="P30">Slow-twitch fibers = opposite of fast-twitch </text:p>
              <text:list>
                <text:list-item>
                  <text:p text:style-name="P13"><text:span text:style-name="T4">“Red meat” = slower contractions (i.e. legs of chicken</text:span><text:span text:style-name="T5">s)</text:span></text:p>
                </text:list-item>
              </text:list>
            </text:list-item>
          </text:list>
        </text:list-item>
        <text:list-item>
          <text:p text:style-name="P14"><text:span text:style-name="T5">M</text:span><text:span text:style-name="T4">uscles can adapt to exercise by increasing one or more of the following: </text:span></text:p>
          <text:list>
            <text:list-item>
              <text:p text:style-name="P14"><text:span text:style-name="T4">Levels of myoglobin, number of mitochondria, number of capillaries going to muscles </text:span></text:p>
            </text:list-item>
          </text:list>
        </text:list-item>
      </text:list>
      <text:p text:style-name="P19"><text:span text:style-name="T4"/></text:p>
      <text:list xml:id="list104615161563297" text:continue-numbering="true" text:style-name="L1">
        <text:list-item>
          <text:p text:style-name="P15"><text:soft-page-break/><text:span text:style-name="T6">Final Project </text:span></text:p>
          <text:list>
            <text:list-item>
              <text:p text:style-name="P16"><text:span text:style-name="T7">Topic is on a disease/illness/medical ailment that affects a plant o</text:span><text:span text:style-name="T8">r</text:span><text:span text:style-name="T7"> animal </text:span></text:p>
            </text:list-item>
            <text:list-item>
              <text:p text:style-name="P17"><text:span text:style-name="T9">First part is a discussion pos</text:span><text:span text:style-name="T10">t, just tell her what topic we want to research and tell her why </text:span></text:p>
              <text:list>
                <text:list-item>
                  <text:p text:style-name="P18"><text:span text:style-name="T11">Around a paragraph of explanation</text:span></text:p>
                </text:list-item>
                <text:list-item>
                  <text:p><text:span text:style-name="T12">Must be submitted by </text:span><text:span text:style-name="T17">March 1</text:span><text:span text:style-name="T22">st</text:span><text:span text:style-name="T17"> </text:span><text:span text:style-name="T13"><text:line-break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30:34.094980258</meta:creation-date>
    <dc:date>2018-02-15T10:45:35.972798975</dc:date>
    <meta:editing-duration>PT1H12M18S</meta:editing-duration>
    <meta:editing-cycles>48</meta:editing-cycles>
    <meta:generator>LibreOffice/6.0.1.1$Linux_X86_64 LibreOffice_project/00m0$Build-1</meta:generator>
    <meta:document-statistic meta:table-count="0" meta:image-count="0" meta:object-count="0" meta:page-count="2" meta:paragraph-count="49" meta:word-count="467" meta:character-count="2648" meta:non-whitespace-character-count="2239"/>
  </office:meta>
</office:document-meta>
</file>